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5.186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1.711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4.475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10.109cm" fo:break-before="auto" style:use-optimal-row-height="true"/>
    </style:style>
    <style:style style:name="ro14" style:family="table-row">
      <style:table-row-properties style:row-height="7.95cm" fo:break-before="auto" style:use-optimal-row-height="true"/>
    </style:style>
    <style:style style:name="ro15" style:family="table-row">
      <style:table-row-properties style:row-height="21.297cm" fo:break-before="auto" style:use-optimal-row-height="true"/>
    </style:style>
    <style:style style:name="ro16" style:family="table-row">
      <style:table-row-properties style:row-height="8.74cm" fo:break-before="auto" style:use-optimal-row-height="true"/>
    </style:style>
    <style:style style:name="ro17" style:family="table-row">
      <style:table-row-properties style:row-height="10.50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c9211e" fo:font-weight="bold" style:font-weight-asian="bold" style:font-weight-complex="bold"/>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T7" style:family="text">
      <style:text-properties fo:color="#000000" fo:font-weight="bold" style:font-weight-asian="bold" style:font-weight-complex="bold"/>
    </style:style>
    <style:style style:name="T8"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2"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4"> $</text:span>40/hour for deep cleaning. </text:p>
            <text:p>   Displacement: there is a charge of 20 dollars from 10 minutes of travel.</text:p>
            <text:p>It does not include cleaning products or vacuum cleaner. </text:p>
          </table:table-cell>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row>
        <table:table-row table:style-name="ro3">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cell/>
        </table:table-row>
        <table:table-row table:style-name="ro2">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5">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text:span text:style-name="T2">IRON</text:span></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2">...80 2hours, masimo 5 hs</text:span></text:p>
          </table:table-cell>
          <table:table-cell table:style-name="ce50"/>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cell/>
        </table:table-row>
        <table:table-row table:style-name="ro2">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cell/>
        </table:table-row>
        <table:table-row table:style-name="ro8">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3">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table-row>
        <table:table-row table:style-name="ro9">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cell table:style-name="ce51"/>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3">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cell/>
        </table:table-row>
        <table:table-row table:style-name="ro10">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4">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cell/>
        </table:table-row>
        <table:table-row table:style-name="ro11">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5">--------</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table-row>
        <table:table-row table:style-name="ro12">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5">……</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table-row>
        <table:table-row table:style-name="ro13">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6">I have 30 years of experience in cleaning family homes. If you want you can look at my profile. I like to publish my cleaning tips. </text:span></text:p>
            <text:p><text:span text:style-name="T6">And we can go two people to clean.</text:span></text:p>
            <text:p><text:span text:style-name="T6">Here is my proposal.</text:span></text:p>
            <text:p/>
            <text:p><text:span text:style-name="T6">I have created 3 packs of cleaning services for this spring summer</text:span></text:p>
            <text:p><text:span text:style-name="T6">Pack 1: every week --------- $150 </text:span></text:p>
            <text:p><text:span text:style-name="T6">Pack 2 once a fortnight-----$200 </text:span></text:p>
            <text:p><text:span text:style-name="T6">Pack 3 once a month------- $250</text:span></text:p>
            <text:p/>
            <text:p><text:span text:style-name="T6">1 Bathrooms refresh</text:span></text:p>
            <text:p><text:span text:style-name="T6">  vacuuming and mopping</text:span></text:p>
            <text:p><text:span text:style-name="T6">  dusting </text:span></text:p>
            <text:p><text:span text:style-name="T6">  kitchen refresh</text:span></text:p>
            <text:p><text:span text:style-name="T6">2 Bathrooms refresh</text:span></text:p>
            <text:p><text:span text:style-name="T6">  vacuuming and mopping common areas</text:span></text:p>
            <text:p><text:span text:style-name="T6">  kitchen refresh</text:span></text:p>
            <text:p><text:span text:style-name="T6">  dusting</text:span></text:p>
            <text:p><text:span text:style-name="T6">3 Bathrooms refresh</text:span></text:p>
            <text:p><text:span text:style-name="T6">  vacuuming and mopping common areas</text:span></text:p>
            <text:p><text:span text:style-name="T6">  kitchen refresh</text:span></text:p>
            <text:p><text:span text:style-name="T6">Displacement $20</text:span></text:p>
            <text:p><text:span text:style-name="T6">For family houses with 2 bathrooms and 2 toilets, 3 bedrooms, living room, dining room and kitchen.</text:span></text:p>
            <text:p><text:span text:style-name="T6">If the house is bigger, I suggest to hire more packs.</text:span></text:p>
            <text:p><text:span text:style-name="T6">I also have PLUS prices like refrigerator c</text:span>leaning for example.</text:p>
          </table:table-cell>
          <table:table-cell/>
        </table:table-row>
        <table:table-row table:style-name="ro14">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table-row>
        <table:table-row table:style-name="ro8">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5">----</text:span>-I.might be interested in home cleaning you offer. What all do u offer during that time</text:p>
          </table:table-cell>
          <table:table-cell table:style-name="ce24" office:value-type="string" calcext:value-type="string">
            <text:p> 1.Residential home cleaning</text:p>
            <text:p> 2. Home organization<text:span text:style-name="T7">----</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table-row>
        <table:table-row table:style-name="ro15">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8">Cleaning and organization services for the home</text:span></text:p>
            <text:p><text:span text:style-name="T8">30 years of experience </text:span></text:p>
            <text:p/>
            <text:p><text:span text:style-name="T8">These questions will allow me to have a clear idea of what you need and I can offer you a quick quote and personalized and efficient service.</text:span></text:p>
            <text:p/>
            <text:p><text:span text:style-name="T8">1.  What service are you looking for?  (Deep cleaning, maintenance cleaning, move-out cleaning, etc.)</text:span></text:p>
            <text:p><text:span text:style-name="T8">2. How many square feet is the leaving area in your house? How many rooms and how many bathrooms?</text:span></text:p>
            <text:p><text:span text:style-name="T8">3. Do you need laundry done, and would you like the bedding to be change with every service?</text:span></text:p>
            <text:p><text:span text:style-name="T8">4. Do you have any special requests?</text:span></text:p>
            <text:p><text:span text:style-name="T8">5. How often would you like the service? </text:span></text:p>
            <text:p><text:span text:style-name="T9">Daily, bi-weekly, monthy, seasonal, or a deep cleaning every 6 months?</text:span></text:p>
            <text:p><text:span text:style-name="T9">6. Do you “have’ any pets?</text:span></text:p>
            <text:p><text:span text:style-name="T9">7.  Do you need any additional Cleaning and o</text:span><text:span text:style-name="T10">rganization services for the home</text:span></text:p>
            <text:p><text:span text:style-name="T8">30 years of experience </text:span></text:p>
            <text:p/>
            <text:p><text:span text:style-name="T8">These questions will allow me to have a clear idea of what you need and I can offer you a quick quote and personalized and efficient service.</text:span></text:p>
            <text:p/>
            <text:p><text:span text:style-name="T8">1.  What service are you looking for?  (Deep cleaning, maintenance cleaning, move-out cleaning, etc.)</text:span></text:p>
            <text:p><text:span text:style-name="T8">2. How many square feet is the leaving area in your house? How many rooms and how many bathrooms?</text:span></text:p>
            <text:p><text:span text:style-name="T8">3. D</text:span><text:span text:style-name="T11">o you need laundry done, and would you like the bedding to be change with every service?</text:span></text:p>
            <text:p><text:span text:style-name="T12">4. Do you have any special requests?</text:span></text:p>
            <text:p><text:span text:style-name="T12">5. How often would you like the service? </text:span></text:p>
            <text:p><text:span text:style-name="T12">Daily, bi-weekly, monthy, seasonal, or a deep cleaning every 6 months?</text:span></text:p>
            <text:p><text:span text:style-name="T12">6. Do you “have’ any pets?</text:span></text:p>
            <text:p><text:span text:style-name="T12">7.  Do you need any additional services not included in the routine cleaning? Inside appliances, inside cabinets, drawers, or any special requests?</text:span></text:p>
            <text:p><text:span text:style-name="T12">My quick estimate is a minimum of $150 per week. maintenance cleaning</text:span></text:p>
            <text:p/>
          </table:table-cell>
          <table:table-cell/>
        </table:table-row>
        <table:table-row table:style-name="ro16">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table-row>
        <table:table-row table:style-name="ro17">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table-row>
        <table:table-row table:style-name="ro1" table:number-rows-repeated="11">
          <table:table-cell table:style-name="ce1" table:number-columns-repeated="4"/>
          <table:table-cell table:number-columns-repeated="3"/>
        </table:table-row>
        <table:table-row table:style-name="ro1" table:number-rows-repeated="10485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5-16T16:29:48.002000000</dc:date>
    <meta:editing-duration>PT7M4S</meta:editing-duration>
    <meta:editing-cycles>2</meta:editing-cycles>
    <meta:generator>LibreOffice/7.4.6.2$Windows_x86 LibreOffice_project/5b1f5509c2decdade7fda905e3e1429a67acd63d</meta:generator>
    <meta:document-statistic meta:table-count="1" meta:cell-count="109" meta:object-count="0"/>
  </office:meta>
</office:document-meta>
</file>